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Undying</text:p>
      <text:p text:style-name="Standard"/>
      <text:p text:style-name="Standard">Thrull</text:p>
      <text:p text:style-name="Standard">- Builds various structures</text:p>
      <text:p text:style-name="Standard">- Harvests Gold</text:p>
      <text:p text:style-name="Standard">- Harvests Wood</text:p>
      <text:p text:style-name="Standard">- Spawns from Graveyard</text:p>
      <text:p text:style-name="Standard">- has “Release” ability allowing the denial of Thrulls. (Unit Suicides on activation)</text:p>
      <text:p text:style-name="Standard"/>
      <text:p text:style-name="Standard">Zombie</text:p>
      <text:p text:style-name="Standard">-Built from Catacombs</text:p>
      <text:p text:style-name="Standard">-Primary Melee unit for the undying</text:p>
      <text:p text:style-name="Standard">-Can receive Strength in numbers upgrade: 3x cost 3 times zombies per construction</text:p>
      <text:p text:style-name="Standard"/>
      <text:p text:style-name="Standard">Skeleton Archer</text:p>
      <text:p text:style-name="Standard">-Built from Catacombs</text:p>
      <text:p text:style-name="Standard">-Primary Ranged unit for the undying</text:p>
      <text:p text:style-name="Standard">-Can Receive Strength in numbers upgrade: 3x cost 3 times Skeleton Archers</text:p>
      <text:p text:style-name="Standard"/>
      <text:p text:style-name="Standard">Rider of the Night</text:p>
      <text:p text:style-name="Standard">-Built from Cathedral</text:p>
      <text:p text:style-name="Standard">-Fast Attacking unit with medium armor</text:p>
      <text:p text:style-name="Standard">-Can receive “Cover of Darkness” upgrade making them Invisible for a short period of time.</text:p>
      <text:p text:style-name="Standard"/>
      <text:p text:style-name="Standard">Necromancer</text:p>
      <text:p text:style-name="Standard"/>
      <text:p text:style-name="Standard">Demomanc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11T14:05:37.65</meta:creation-date>
    <dc:date>2014-08-11T14:19:11.97</dc:date>
    <meta:editing-duration>PT00H13M33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21" meta:word-count="108" meta:character-count="660"/>
  </office:meta>
</office:document-meta>
</file>